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d119" officeooo:paragraph-rsid="000bd119"/>
    </style:style>
    <style:style style:name="P2" style:family="paragraph" style:parent-style-name="Standard" style:list-style-name="L1">
      <style:text-properties officeooo:paragraph-rsid="000bd119"/>
    </style:style>
    <style:style style:name="P3" style:family="paragraph" style:parent-style-name="Standard">
      <style:text-properties officeooo:paragraph-rsid="000bd119"/>
    </style:style>
    <style:style style:name="P4" style:family="paragraph" style:parent-style-name="Standard">
      <style:text-properties officeooo:rsid="000ddca2" officeooo:paragraph-rsid="000ddca2"/>
    </style:style>
    <style:style style:name="P5" style:family="paragraph" style:parent-style-name="Standard">
      <style:text-properties officeooo:rsid="0012cd5e" officeooo:paragraph-rsid="0012cd5e"/>
    </style:style>
    <style:style style:name="P6" style:family="paragraph" style:parent-style-name="Standard">
      <style:text-properties officeooo:rsid="0013164d" officeooo:paragraph-rsid="0013164d"/>
    </style:style>
    <style:style style:name="T1" style:family="text">
      <style:text-properties officeooo:rsid="000bd119"/>
    </style:style>
    <style:style style:name="T2" style:family="text">
      <style:text-properties officeooo:rsid="000c3450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bd119"/>
    </style:style>
    <style:style style:name="T5" style:family="text">
      <style:text-properties style:text-underline-style="none" officeooo:rsid="000f4241"/>
    </style:style>
    <style:style style:name="T6" style:family="text">
      <style:text-properties style:text-underline-style="none" officeooo:rsid="00109310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bre: Jaime Abad <text:span text:style-name="T2">Fandiño</text:span></text:p>
      <text:list xml:id="list4565656936454948195" text:style-name="L1">
        <text:list-header>
          <text:p text:style-name="P2"/>
        </text:list-header>
      </text:list>
      <text:p text:style-name="P3"><text:span text:style-name="T1">- CÓDIGO: cambiar el char de next a nextLine ( no fallo )</text:span><text:span text:style-name="T4">.</text:span></text:p>
      <text:p text:style-name="P4"><text:span text:style-name="T4">A</text:span><text:span text:style-name="T3">l optimizar el codigo, borre los mensajes de los leerNumero con mensaje, </text:span><text:span text:style-name="T5">por lo que se me han quedado dos funciones iguales: SOLUCIONADO -</text:span><text:span text:style-name="T6">0,5</text:span></text:p>
      <text:p text:style-name="P5"><text:span text:style-name="T6">o</text:span><text:span text:style-name="T3">ptimizacion: limpiar buffer en finally en lugar de en el catch (no es un fallo porque controlo en el leerCadena que no sea una cadena vacia).</text:span></text:p>
      <text:p text:style-name="P6"><text:span text:style-name="T3">Optimizacion: quitar el try del limite y rango porque ya lo controlan los leerNumero</text:span></text:p>
      <text:p text:style-name="P1"/>
      <text:p text:style-name="P1"/>
      <text:p text:style-name="P1">- <text:span text:style-name="T2">PLANTEAMIENTO</text:span></text:p>
      <text:p text:style-name="P1"/>
      <text:p text:style-name="P1"/>
      <text:p text:style-name="P1">- <text:span text:style-name="T2">TABLA CAJA NEGRA</text:span></text:p>
      <text:p text:style-name="P1"/>
      <text:p text:style-name="P1"/>
      <text:p text:style-name="P1">- <text:span text:style-name="T2">PRUEBAS</text:span></text:p>
      <text:p text:style-name="P1"/>
      <text:p text:style-name="P1"/>
      <text:p text:style-name="P1">- <text:span text:style-name="T2">DIAGRAMA CASOS DE US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8:39:13.829000000</meta:creation-date>
    <dc:date>2018-11-29T11:15:28.132000000</dc:date>
    <meta:editing-duration>PT1H20M22S</meta:editing-duration>
    <meta:editing-cycles>7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10" meta:word-count="95" meta:character-count="518" meta:non-whitespace-character-count="433"/>
  </office:meta>
</office:document-meta>
</file>